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6cm" fo:margin-bottom="0.1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kenalan PyBuildTo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BuildTool adalah grunt.js di dunia python.<text:line-break/>Sekaligus juga akan diperkenalkan fireh_runner.</text:p>
            <text:p/>
            <text:p>Website: <text:a xlink:href="https://github.com/dozymoe/PyBuildTool" xlink:type="simple">https://github.com/dozymoe/PyBuildTool</text:a></text:p>
            <text:p>Author: Fahri Reza &lt;dozymoe@gmail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 mana dia bisa bergun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I (Continuous Integration)</text:p>
              </text:list-item>
              <text:list-item>
                <text:p>Code Editor tanpa IDE yang kompleks, contoh vi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untunganny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allel build</text:p>
              </text:list-item>
              <text:list-item>
                <text:p>Hanya proses file yang berubah saja</text:p>
              </text:list-item>
              <text:list-item>
                <text:p>Buat tool-nya (berbahasa python) sangat mudah</text:p>
              </text:list-item>
              <text:list-item>
                <text:p>Tool bisa menggunakan semua library yang tersedia di python, misalnya requests, redis, dll<text:line-break/>The sky is the limit</text:p>
              </text:list-item>
              <text:list-item>
                <text:p>Konfigurasi sederh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proyek Djan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init untuk buat proyek baru</text:p>
              </text:list-item>
              <text:list-item>
                <text:p>git submodule add <text:a xlink:href="https://github.com/dozymoe/fireh_runner/fireh_runner" xlink:type="simple">https://github.com/dozymoe/fireh_runner/fireh_runner</text:a></text:p>
              </text:list-item>
              <text:list-item>
                <text:p>fireh_runner untuk sementara ini belum bisa di windows</text:p>
              </text:list-item>
              <text:list-item>
                <text:p>ln -s fireh_runner/fireh_runner.py run</text:p>
              </text:list-item>
              <text:list-item>
                <text:p>Buat file etc/runner.json<text:line-break/>untuk contoh lihat fireh_runner/README.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i etc/runner.json</text:p>
          </draw:text-box>
        </draw:frame>
        <draw:frame presentation:style-name="pr4" draw:layer="layout" svg:width="25.199cm" svg:height="16cm" svg:x="1.4cm" svg:y="3.6cm" presentation:class="outline" presentation:user-transformed="true">
          <draw:text-box>
            <text:p>{</text:p>
            <text:p><text:s text:c="4"/>“package_name”: “demo_pybuildtool”,</text:p>
            <text:p><text:s text:c="4"/>“default_project”: “blog”,</text:p>
            <text:p><text:s text:c="4"/>“default_variant”: “development”,</text:p>
            <text:p><text:s text:c="4"/>“python_version”: “3.5”,</text:p>
            <text:p><text:s text:c="4"/>“virtualenv_dir”: “.virtualenv”,</text:p>
            <text:p><text:s text:c="4"/>“modules”: [“fireh_runner.modules.setup”,</text:p>
            <text:p><text:s text:c="22"/>“fireh_runner.modules.pip”],</text:p>
            <text:p><text:s text:c="4"/>“setup_modules”: [“fireh_runner.setup_modules.git”,</text:p>
            <text:p><text:s text:c="34"/>“fireh_runner.setup_modules.python”,</text:p>
            <text:p><text:s text:c="34"/>“fireh_runner.setup_modules.pybuildtool”],</text:p>
            <text:p><text:s text:c="4"/>“configuration”: {</text:p>
            <text:p><text:s text:c="8"/>“development”: {</text:p>
            <text:p><text:s text:c="12"/>“blog”: {</text:p>
            <text:p><text:s text:c="16"/>“work_dir”: “django_blog”</text:p>
            <text:p><text:s text:c="12"/>}</text:p>
            <text:p><text:s text:c="8"/>}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djan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alankan `run pip-install django`</text:p>
              </text:list-item>
              <text:list-item>
                <text:p>Jalankan `run pip freeze &gt; requirements-development.txt`</text:p>
              </text:list-item>
              <text:list-item>
                <text:p>`run django-admin startproject django_blog`</text:p>
              </text:list-item>
              <text:list-item>
                <text:p>`run django-manage startapp content_news`</text:p>
              </text:list-item>
              <text:list-item>
                <text:p>`run django-manage migrate`</text:p>
              </text:list-item>
              <text:list-item>
                <text:p>`run django-manage runserver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ai C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`run pip-install pylint`</text:p>
              </text:list-item>
              <text:list-item>
                <text:p>`run pip-install pybuildtool`</text:p>
              </text:list-item>
              <text:list-item>
                <text:p>`cp python_modules/pybuildtool/wscript.example wscript-development`</text:p>
              </text:list-item>
              <text:list-item>
                <text:p>`ln -s wscript-development wscript`</text:p>
              </text:list-item>
              <text:list-item>
                <text:p>Uncomment pylint di wscript</text:p>
              </text:list-item>
              <text:list-item>
                <text:p>`run waf configure`</text:p>
              </text:list-item>
              <text:list-item>
                <text:p>Buat build-development.y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i build-development.y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django_blog:</text:p>
            <text:p><text:s text:c="4"/>options:</text:p>
            <text:p><text:s text:c="8"/>pylint_work_dir: “{_1}/”</text:p>
            <text:p/>
            <text:p><text:s text:c="4"/>django_blog:</text:p>
            <text:p><text:s text:c="8"/>pylint:</text:p>
            <text:p><text:s text:c="12"/>raw_file_in: “{_1}/{_2}/*.py”</text:p>
            <text:p><text:s text:c="12"/>token_out: “{_1}:{_2}:{_3}”</text:p>
            <text:p/>
            <text:p><text:s text:c="4"/>content_news:</text:p>
            <text:p><text:s text:c="8"/>pylint:</text:p>
            <text:p><text:s text:c="12"/>raw_file_in: “{_1}/{_2}/*.py”</text:p>
            <text:p><text:s text:c="12"/>token_out: “{_1}:{_2}:{_3}”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tool untuk PyBuild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at direktori “build_tools”</text:p>
              </text:list-item>
              <text:list-item>
                <text:p>Pastikan ada file “build_tools/__init__.py”</text:p>
              </text:list-item>
              <text:list-item>
                <text:p>Ubah “wscript-development”</text:p>
              </text:list-item>
              <text:list-item>
                <text:p>Tambah:<text:line-break/>“ctx.load('django_test', tooldir='build_tools')”</text:p>
              </text:list-item>
              <text:list-item>
                <text:p>Buat file baru “build_tools/django_test.py”</text:p>
              </text:list-item>
              <text:list-item>
                <text:p>`run waf configure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Isi dari django_test.py</text:p>
          </draw:text-box>
        </draw:frame>
        <draw:frame presentation:style-name="pr4" draw:layer="layout" svg:width="12.297cm" svg:height="16.2cm" svg:x="1.4cm" svg:y="4cm" presentation:class="outline" presentation:user-transformed="true">
          <draw:text-box>
            <text:p>""" Run django tests.</text:p>
            <text:p/>
            <text:p>Requirements:</text:p>
            <text:p/>
            <text:p><text:s text:c="4"/>* django</text:p>
            <text:p><text:s text:c="6"/>to install, run `pip install django`</text:p>
            <text:p/>
            <text:p>"""</text:p>
            <text:p/>
            <text:p>from pybuildtool.core.task import Task as BaseTask</text:p>
            <text:p>from pybuildtool.misc.path import expand_resource</text:p>
            <text:p/>
            <text:p>tool_name = __name__ # pylint:disable=invalid-name</text:p>
            <text:p/>
            <text:p>class Task(BaseTask):</text:p>
            <text:p><text:s text:c="4"/>""" Run django test.</text:p>
            <text:p><text:s text:c="4"/>"""</text:p>
            <text:p><text:s text:c="4"/>name = tool_name</text:p>
            <text:p><text:s text:c="4"/>workdir = None</text:p>
            <text:p/>
            <text:p><text:s text:c="4"/>def prepare(self):</text:p>
            <text:p><text:s text:c="8"/>""" Prepare settings.</text:p>
            <text:p><text:s text:c="8"/>"""</text:p>
            <text:p/>
          </draw:text-box>
        </draw:frame>
        <draw:frame presentation:style-name="pr4" draw:layer="layout" svg:width="12.297cm" svg:height="16cm" svg:x="14.313cm" svg:y="4cm" presentation:class="outline" presentation:user-transformed="true">
          <draw:text-box>
            <text:p><text:s text:c="8"/>cfg = self.conf</text:p>
            <text:p/>
            <text:p><text:s text:c="8"/># Change current directory, before running tests.</text:p>
            <text:p><text:s text:c="8"/>work_dir = cfg.get('work_dir')</text:p>
            <text:p><text:s text:c="8"/>if work_dir:</text:p>
            <text:p><text:s text:c="12"/>self.workdir = expand_resource(self.group, work_dir)</text:p>
            <text:p/>
            <text:p/>
            <text:p><text:s text:c="4"/>def perform(self):</text:p>
            <text:p><text:s text:c="8"/>""" Start process.</text:p>
            <text:p><text:s text:c="8"/>"""</text:p>
            <text:p><text:s text:c="8"/>executable = self.env['PYTHON_BIN']</text:p>
            <text:p><text:s text:c="8"/>return self.exec_command(</text:p>
            <text:p><text:s text:c="12"/>'{exe} manage.py test'.format(</text:p>
            <text:p><text:s text:c="16"/>exe=executable,</text:p>
            <text:p><text:s text:c="12"/>), cwd=self.workdir)</text:p>
            <text:p/>
            <text:p/>
            <text:p>def configure(conf):</text:p>
            <text:p><text:s text:c="4"/>""" Get python's path.</text:p>
            <text:p><text:s text:c="4"/>"""</text:p>
            <text:p><text:s text:c="4"/>conf.env['PYTHON_BIN'] = conf.find_program('python')[0]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mbahan build.y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django_blog:</text:p>
            <text:p><text:s text:c="4"/>django_test:</text:p>
            <text:p><text:s text:c="8"/>options:</text:p>
            <text:p><text:s text:c="12"/>work_dir: “{_1}/”</text:p>
            <text:p><text:s text:c="8"/>token_in:</text:p>
            <text:p><text:s text:c="12"/>- “{_1}:django_blog:pylint”</text:p>
            <text:p><text:s text:c="12"/>- “{_1}:content_news:pylint”</text:p>
            <text:p><text:s text:c="8"/>token_out: “{_1}:{_2}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mbuat dokumenta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`run pip-install sphinx`</text:p>
              </text:list-item>
              <text:list-item>
                <text:p>`run sphinx-quickstart`</text:p>
              </text:list-item>
              <text:list-item>
                <text:p>Untuk “root path” pilih “django_blog/documentation”</text:p>
              </text:list-item>
              <text:list-item>
                <text:p>Untuk “autodoc: automatically...” pilih “y”</text:p>
              </text:list-item>
              <text:list-item>
                <text:p>Buat direktori tmp/sphinx dan public/docs</text:p>
              </text:list-item>
              <text:list-item>
                <text:p>Ubah build-development.y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ambahan build.ym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 text:style-name="P2">django_blog:</text:p>
            <text:p text:style-name="P2"><text:s text:c="4"/>documentation:</text:p>
            <text:p text:style-name="P2"><text:s text:c="8"/>sphinx-apidoc:</text:p>
            <text:p text:style-name="P2"><text:s text:c="12"/>options:</text:p>
            <text:p text:style-name="P2"><text:s text:c="16"/>output_dir: "{_1}/{_2}/"</text:p>
            <text:p text:style-name="P2"><text:s text:c="16"/>project_dir: "{_1}/"</text:p>
            <text:p text:style-name="P2"><text:s text:c="16"/>exclude:</text:p>
            <text:p text:style-name="P2"><text:s text:c="20"/>- "{_1}/*/tests.py"</text:p>
            <text:p text:style-name="P2"><text:s text:c="20"/>- "{_1}/*/urls.py"</text:p>
            <text:p text:style-name="P2"><text:s text:c="20"/>- "{_1}/*/migrations/"</text:p>
            <text:p text:style-name="P2"><text:s text:c="20"/>- "{_1}/{_1}/settings.py"</text:p>
            <text:p text:style-name="P2"><text:s text:c="20"/>- "{_1}/{_1}/wsgi.py"</text:p>
            <text:p text:style-name="P2"><text:s text:c="12"/>token_in: "{_1}:django_test"</text:p>
            <text:p text:style-name="P2"><text:s text:c="12"/>token_out: "{_1}:{_2}:{_3}"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 text:style-name="P3">django_blog:</text:p>
            <text:p text:style-name="P3"><text:s text:c="4"/>documentation:</text:p>
            <text:p text:style-name="P3"><text:s text:c="8"/>sphinx-build:</text:p>
            <text:p text:style-name="P3"><text:s text:c="12"/>options:</text:p>
            <text:p text:style-name="P3"><text:s text:c="16"/>source_dir: "{_1}/{_2}/"</text:p>
            <text:p text:style-name="P3"><text:s text:c="16"/>output_dir: "public/docs/"</text:p>
            <text:p text:style-name="P3"><text:s text:c="16"/>temp_dir: "tmp/sphinx/"</text:p>
            <text:p text:style-name="P3"><text:s text:c="12"/>raw_depend_in:</text:p>
            <text:p text:style-name="P3"><text:s text:c="16"/>- "{_1}/{_2}/*.rst"</text:p>
            <text:p text:style-name="P3"><text:s text:c="16"/>- "{_1}/{_2}/conf.py"</text:p>
            <text:p text:style-name="P3"><text:s text:c="12"/>token_in:</text:p>
            <text:p text:style-name="P3"><text:s text:c="16"/>- "{_1}:{_2}:pylint"</text:p>
            <text:p text:style-name="P3"><text:s text:c="16"/>- "{_1}:{_2}:sphinx-apidoc"</text:p>
            <text:p text:style-name="P3"><text:s text:c="12"/>token_out: "{_1}:{_2}:{_3}"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kia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10:21.666391333</meta:creation-date>
    <dc:date>2017-02-13T14:40:41.755035873</dc:date>
    <meta:editing-duration>PT45M55S</meta:editing-duration>
    <meta:editing-cycles>8</meta:editing-cycles>
    <meta:generator>LibreOffice/5.2.3.3$Linux_X86_64 LibreOffice_project/20m0$Build-3</meta:generator>
    <meta:document-statistic meta:object-count="79"/>
  </office:meta>
</office:document-meta>
</file>